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993cm" fo:margin-left="-0.191cm" fo:margin-top="0cm" fo:margin-bottom="0cm" table:align="left" style:writing-mode="lr-tb"/>
    </style:style>
    <style:style style:name="Tableau1.A" style:family="table-column">
      <style:table-column-properties style:column-width="4.741cm"/>
    </style:style>
    <style:style style:name="Tableau1.B" style:family="table-column">
      <style:table-column-properties style:column-width="12.25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eeaf6" fo:padding-left="0.191cm" fo:padding-right="0.191cm" fo:padding-top="0cm" fo:padding-bottom="0cm" fo:border="0.5pt solid #00000a">
        <style:background-image/>
      </style:table-cell-properties>
    </style:style>
    <style:style style:name="Tableau1.2" style:family="table-row">
      <style:table-row-properties style:min-row-height="2.646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3" style:family="table-row">
      <style:table-row-properties style:min-row-height="1.776cm" fo:keep-together="auto"/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1.5" style:family="table-row">
      <style:table-row-properties style:min-row-height="0.305cm" fo:keep-together="auto"/>
    </style:style>
    <style:style style:name="Tableau1.A5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au1.B5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au1.7" style:family="table-row">
      <style:table-row-properties style:min-row-height="1.679cm" fo:keep-together="auto"/>
    </style:style>
    <style:style style:name="Tableau1.A7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B7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8" style:family="table-row">
      <style:table-row-properties style:min-row-height="0.224cm" fo:keep-together="auto"/>
    </style:style>
    <style:style style:name="Tableau1.A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au1.9" style:family="table-row">
      <style:table-row-properties style:min-row-height="0.459cm" fo:keep-together="auto"/>
    </style:style>
    <style:style style:name="Tableau1.10" style:family="table-row">
      <style:table-row-properties style:min-row-height="0.7cm" fo:keep-together="auto"/>
    </style:style>
    <style:style style:name="Tableau1.A10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B10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A11" style:family="table-cell">
      <style:table-cell-properties fo:padding-left="0.191cm" fo:padding-right="0.191cm" fo:padding-top="0cm" fo:padding-bottom="0cm" fo:border="none"/>
    </style:style>
    <style:style style:name="Tableau1.B11" style:family="table-cell">
      <style:table-cell-properties fo:padding-left="0.191cm" fo:padding-right="0.191cm" fo:padding-top="0cm" fo:padding-bottom="0cm" fo:border="none"/>
    </style:style>
    <style:style style:name="Tableau1.A12" style:family="table-cell">
      <style:table-cell-properties fo:padding-left="0.191cm" fo:padding-right="0.191cm" fo:padding-top="0cm" fo:padding-bottom="0cm" fo:border="none"/>
    </style:style>
    <style:style style:name="Tableau1.B12" style:family="table-cell">
      <style:table-cell-properties fo:padding-left="0.191cm" fo:padding-right="0.191cm" fo:padding-top="0cm" fo:padding-bottom="0cm" fo:border="none"/>
    </style:style>
    <style:style style:name="Tableau1.A13" style:family="table-cell">
      <style:table-cell-properties fo:padding-left="0.191cm" fo:padding-right="0.191cm" fo:padding-top="0cm" fo:padding-bottom="0cm" fo:border="none"/>
    </style:style>
    <style:style style:name="Tableau1.B13" style:family="table-cell">
      <style:table-cell-properties fo:padding-left="0.191cm" fo:padding-right="0.191cm" fo:padding-top="0cm" fo:padding-bottom="0cm" fo:border="none"/>
    </style:style>
    <style:style style:name="Tableau1.14" style:family="table-row">
      <style:table-row-properties style:min-row-height="0.175cm" fo:keep-together="auto"/>
    </style:style>
    <style:style style:name="Tableau1.A1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au1.B1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au1.15" style:family="table-row">
      <style:table-row-properties style:min-row-height="0.157cm" fo:keep-together="auto"/>
    </style:style>
    <style:style style:name="Tableau1.A16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B16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au1.A17" style:family="table-cell">
      <style:table-cell-properties fo:padding-left="0.191cm" fo:padding-right="0.191cm" fo:padding-top="0cm" fo:padding-bottom="0cm" fo:border="none"/>
    </style:style>
    <style:style style:name="Tableau1.B17" style:family="table-cell">
      <style:table-cell-properties fo:padding-left="0.191cm" fo:padding-right="0.191cm" fo:padding-top="0cm" fo:padding-bottom="0cm" fo:border="none"/>
    </style:style>
    <style:style style:name="Tableau1.A18" style:family="table-cell">
      <style:table-cell-properties fo:padding-left="0.191cm" fo:padding-right="0.191cm" fo:padding-top="0cm" fo:padding-bottom="0cm" fo:border="none"/>
    </style:style>
    <style:style style:name="Tableau1.B18" style:family="table-cell">
      <style:table-cell-properties fo:padding-left="0.191cm" fo:padding-right="0.191cm" fo:padding-top="0cm" fo:padding-bottom="0cm" fo:border="none"/>
    </style:style>
    <style:style style:name="Tableau1.A19" style:family="table-cell">
      <style:table-cell-properties fo:padding-left="0.191cm" fo:padding-right="0.191cm" fo:padding-top="0cm" fo:padding-bottom="0cm" fo:border="none"/>
    </style:style>
    <style:style style:name="Tableau1.B19" style:family="table-cell">
      <style:table-cell-properties fo:padding-left="0.191cm" fo:padding-right="0.191cm" fo:padding-top="0cm" fo:padding-bottom="0cm" fo:border="none"/>
    </style:style>
    <style:style style:name="Tableau1.A20" style:family="table-cell">
      <style:table-cell-properties fo:padding-left="0.191cm" fo:padding-right="0.191cm" fo:padding-top="0cm" fo:padding-bottom="0cm" fo:border="none"/>
    </style:style>
    <style:style style:name="Tableau1.B20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style:use-window-font-color="true"/>
    </style:style>
    <style:style style:name="P2" style:family="paragraph" style:parent-style-name="Standard">
      <style:text-properties fo:font-size="10pt" fo:language="fr" fo:country="FR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6.68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5.498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362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language="fr" fo:country="FR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4.362cm" style:type="right"/>
        </style:tab-stops>
      </style:paragraph-properties>
      <style:text-properties fo:font-size="10pt" fo:language="fr" fo:country="FR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fo:language="fr" fo:country="FR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P11" style:family="paragraph">
      <loext:graphic-properties draw:fill="solid" draw:fill-color="#deebf7"/>
      <style:paragraph-properties fo:text-align="start"/>
      <style:text-properties fo:font-size="18pt"/>
    </style:style>
    <style:style style:name="T1" style:family="text">
      <style:text-properties fo:font-size="14pt" fo:language="fr" fo:country="FR" fo:font-weight="bold" style:font-size-asian="14pt" style:font-weight-asian="bold" style:font-size-complex="14pt"/>
    </style:style>
    <style:style style:name="T2" style:family="text">
      <style:text-properties fo:font-size="14pt" fo:language="fr" fo:country="FR" fo:font-weight="bold" officeooo:rsid="00132e99" style:font-size-asian="14pt" style:font-weight-asian="bold" style:font-size-complex="14pt"/>
    </style:style>
    <style:style style:name="T3" style:family="text">
      <style:text-properties fo:font-size="12pt" fo:language="fr" fo:country="FR" fo:font-weight="bold" style:font-size-asian="12pt" style:font-weight-asian="bold" style:font-size-complex="10pt"/>
    </style:style>
    <style:style style:name="T4" style:family="text">
      <style:text-properties fo:font-size="10pt" fo:language="fr" fo:country="FR" style:font-size-asian="10pt" style:font-size-complex="10pt"/>
    </style:style>
    <style:style style:name="T5" style:family="text">
      <style:text-properties fo:font-size="10pt" fo:language="fr" fo:country="FR" officeooo:rsid="00132e99" style:font-size-asian="10pt" style:font-size-complex="10pt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/>
    </style:style>
    <style:style style:name="T8" style:family="text">
      <style:text-properties fo:color="#808080" fo:language="fr" fo:country="FR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deebf7" draw:textarea-vertical-align="middle" draw:auto-grow-height="false" fo:min-height="1.383cm" fo:min-width="7.982cm" fo:padding-top="0.127cm" fo:padding-bottom="0.127cm" fo:padding-left="0.254cm" fo:padding-right="0.254cm" fo:wrap-option="wrap" fo:margin-left="0.318cm" fo:margin-right="0.365cm" fo:margin-top="0.127cm" fo:margin-bottom="0.185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name="Zone de texte 2" draw:style-name="gr1" draw:text-style-name="P11" svg:width="8.489cm" svg:height="1.636cm" svg:x="7.938cm" svg:y="0.079cm"><text:p text:style-name="P1"><text:span text:style-name="T1">Ingénieur en Systèmes d’Information<text:line-break/>Développeur J</text:span><text:span text:style-name="T2">avaScript</text:span><text:span text:style-name="T1"> et </text:span><text:span text:style-name="T2">R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Alexandre SIRKO</text:span></text:p>
      <text:p text:style-name="P3"><text:span text:style-name="T4">Logement 8</text:span></text:p>
      <text:p text:style-name="P3"><text:span text:style-name="T4">4 boulevard Lacombe</text:span></text:p>
      <text:p text:style-name="P3"><text:span text:style-name="T4">81000 ALBI (France)</text:span></text:p>
      <text:p text:style-name="Standard"><text:span text:style-name="T4">Téléphone : 06 09 44 95 01</text:span><text:bookmark text:name="_GoBack"/><text:span text:style-name="T4"><text:line-break/>E-mail: </text:span><text:a xlink:type="simple" xlink:href="mailto:sirko.alexandre@gmail.com" text:style-name="Internet_20_link" text:visited-style-name="Visited_20_Internet_20_Link"><text:span text:style-name="T5">sirko.alexandre@gmail.com</text:span></text:a>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span text:style-name="T1">Expérience Professionnelle<text:tab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"><text:span text:style-name="T6">Doctorant en Systèmes d’Information</text:span></text:p>
          </table:table-cell>
          <table:table-cell table:style-name="Tableau1.B2" office:value-type="string">
            <text:p text:style-name="P3"><text:span text:style-name="T6">Depuis Novembre 2013, Centre de Génie Industriel des Mines d’Albi</text:span></text:p>
            <text:p text:style-name="P3"><text:span text:style-name="T8">Internet des Objets / Internet de la Connaissance / SOA / Big Data / <text:line-break/>Data Mining / Management de la Confiance</text:span></text:p>
            <text:p text:style-name="P3"><text:span text:style-name="T8">Enseignement (L3, M1) / Présentations orales (type conférence) / <text:line-break/>École d’été ISCRAM 2014</text:span></text:p>
          </table:table-cell>
        </table:table-row>
        <table:table-row table:style-name="Tableau1.3">
          <table:table-cell table:style-name="Tableau1.A3" office:value-type="string">
            <text:p text:style-name="P3"><text:span text:style-name="T6">Développeur JAVA (Stage)</text:span></text:p>
          </table:table-cell>
          <table:table-cell table:style-name="Tableau1.B3" office:value-type="string">
            <text:p text:style-name="P3"><text:span text:style-name="T6">De Mars 2013 à Août 2013, KTH</text:span><text:span text:style-name="T7"> </text:span><text:span text:style-name="T6">(Institut Royal de Technologie de Suède)</text:span></text:p>
            <text:p text:style-name="P3"><text:span text:style-name="T8">Projet EAAT / Modularité de Système / Architecture de Système / <text:line-break/>Eclipse RCP / Programmation Modulaire</text:span></text:p>
          </table:table-cell>
        </table:table-row>
        <table:table-row table:style-name="Tableau1.1">
          <table:table-cell table:style-name="Tableau1.A4" office:value-type="string">
            <text:p text:style-name="P3"><text:span text:style-name="T6">Développeur JAVA (Stage)</text:span></text:p>
          </table:table-cell>
          <table:table-cell table:style-name="Tableau1.B4" office:value-type="string">
            <text:p text:style-name="P3"><text:span text:style-name="T6">De Mai 2012 à Août 2012, Sopra Group (Albi)</text:span></text:p>
            <text:p text:style-name="P3"><text:span text:style-name="T8">Java EE / JavaScript / HTML / Base de Données / MAVEN / SVN / <text:line-break/>Jasper Report / OpenLayers / Outil d’Audit de Code</text:span></text:p>
          </table:table-cell>
        </table:table-row>
        <table:table-row table:style-name="Tableau1.5"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9"/>
          </table:table-cell>
        </table:table-row>
        <table:table-row table:style-name="Tableau1.1">
          <table:table-cell table:style-name="Tableau1.A1" table:number-columns-spanned="2" office:value-type="string">
            <text:p text:style-name="P5"><text:span text:style-name="T1">Formation<text:tab/></text:span></text:p>
          </table:table-cell>
          <table:covered-table-cell/>
        </table:table-row>
        <table:table-row table:style-name="Tableau1.7">
          <table:table-cell table:style-name="Tableau1.A7" office:value-type="string">
            <text:p text:style-name="P6"><text:span text:style-name="T6">Ingénieur Généraliste spécialisé en Génie des Systèmes d’Information</text:span></text:p>
          </table:table-cell>
          <table:table-cell table:style-name="Tableau1.B7" office:value-type="string">
            <text:p text:style-name="P3"><text:span text:style-name="T6">De 2009 à 2013 à l’École des Mines d’Albi</text:span></text:p>
            <text:p text:style-name="P3"><text:span text:style-name="T8">Gestion de Projet Informatique / Structure d’Entreprise / <text:line-break/>Gestion de Base de Données / UML / Architecture SOA / Java et Java EE / Perl / Web Services / XML, XSD et XSL / Interface Web</text:span></text:p>
          </table:table-cell>
        </table:table-row>
        <table:table-row table:style-name="Tableau1.8"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9"/>
          </table:table-cell>
        </table:table-row>
        <table:table-row table:style-name="Tableau1.9">
          <table:table-cell table:style-name="Tableau1.A1" table:number-columns-spanned="2" office:value-type="string">
            <text:p text:style-name="P3"><text:span text:style-name="T1">Informatique</text:span></text:p>
          </table:table-cell>
          <table:covered-table-cell/>
        </table:table-row>
        <table:table-row table:style-name="Tableau1.10">
          <table:table-cell table:style-name="Tableau1.A10" office:value-type="string">
            <text:p text:style-name="P3"><text:span text:style-name="T6">Programmation</text:span></text:p>
          </table:table-cell>
          <table:table-cell table:style-name="Tableau1.B10" office:value-type="string">
            <text:p text:style-name="P3"><text:span text:style-name="T6">Java, C/C++, Perl, Dart, SQL, HTML/CSS/JavaScript et XML/XSD/XSL</text:span></text:p>
          </table:table-cell>
        </table:table-row>
        <table:table-row table:style-name="Tableau1.10">
          <table:table-cell table:style-name="Tableau1.A11" office:value-type="string">
            <text:p text:style-name="P3"><text:span text:style-name="T6">Systèmes</text:span></text:p>
          </table:table-cell>
          <table:table-cell table:style-name="Tableau1.B11" office:value-type="string">
            <text:p text:style-name="P3"><text:span text:style-name="T6">Windows, Mac, Linux</text:span></text:p>
          </table:table-cell>
        </table:table-row>
        <table:table-row table:style-name="Tableau1.10">
          <table:table-cell table:style-name="Tableau1.A12" office:value-type="string">
            <text:p text:style-name="P3"><text:span text:style-name="T6">Outils de support</text:span></text:p>
          </table:table-cell>
          <table:table-cell table:style-name="Tableau1.B12" office:value-type="string">
            <text:p text:style-name="P3"><text:span text:style-name="T6">MAVEN, SVN, Eclipse, Git, Jenkins, Sonar, la suite Atlassian</text:span></text:p>
          </table:table-cell>
        </table:table-row>
        <table:table-row table:style-name="Tableau1.10">
          <table:table-cell table:style-name="Tableau1.A13" office:value-type="string">
            <text:p text:style-name="P3"><text:span text:style-name="T6">Bureautique</text:span></text:p>
          </table:table-cell>
          <table:table-cell table:style-name="Tableau1.B13" office:value-type="string">
            <text:p text:style-name="P3"><text:span text:style-name="T6">Suite Office, LibreOffice, LaTeX</text:span></text:p>
          </table:table-cell>
        </table:table-row>
        <table:table-row table:style-name="Tableau1.14">
          <table:table-cell table:style-name="Tableau1.A14" office:value-type="string">
            <text:p text:style-name="P7"/>
          </table:table-cell>
          <table:table-cell table:style-name="Tableau1.B14" office:value-type="string">
            <text:p text:style-name="P9"/>
          </table:table-cell>
        </table:table-row>
        <table:table-row table:style-name="Tableau1.15">
          <table:table-cell table:style-name="Tableau1.A1" table:number-columns-spanned="2" office:value-type="string">
            <text:p text:style-name="P3"><text:span text:style-name="T1">Informations Complémentaires</text:span></text:p>
          </table:table-cell>
          <table:covered-table-cell/>
        </table:table-row>
        <table:table-row table:style-name="Tableau1.10">
          <table:table-cell table:style-name="Tableau1.A16" office:value-type="string">
            <text:p text:style-name="P3"><text:span text:style-name="T6">Langues</text:span></text:p>
          </table:table-cell>
          <table:table-cell table:style-name="Tableau1.B16" office:value-type="string">
            <text:p text:style-name="P3"><text:span text:style-name="T6">Anglais parlé, lu et écrit (séjour de 6 mois en Suède, école d’été ISCRAM)</text:span></text:p>
          </table:table-cell>
        </table:table-row>
        <table:table-row table:style-name="Tableau1.8">
          <table:table-cell table:style-name="Tableau1.A17" office:value-type="string">
            <text:p text:style-name="P3"><text:span text:style-name="T6">Cours Enseignés</text:span></text:p>
          </table:table-cell>
          <table:table-cell table:style-name="Tableau1.B17" office:value-type="string">
            <text:p text:style-name="P3"><text:span text:style-name="T6">Java, UML, C, Gestion de projet et Réseaux de Pétri </text:span></text:p>
            <text:p text:style-name="P3"><text:span text:style-name="T6">Soutien bi-mensuel d’un groupe d’élèves apprenant la programmation</text:span></text:p>
          </table:table-cell>
        </table:table-row>
        <table:table-row table:style-name="Tableau1.10">
          <table:table-cell table:style-name="Tableau1.A18" office:value-type="string">
            <text:p text:style-name="P3"><text:span text:style-name="T6">Jeux Vidéo</text:span></text:p>
          </table:table-cell>
          <table:table-cell table:style-name="Tableau1.B18" office:value-type="string">
            <text:p text:style-name="P3"><text:span text:style-name="T6">Minecraft, Pong</text:span></text:p>
          </table:table-cell>
        </table:table-row>
        <table:table-row table:style-name="Tableau1.10">
          <table:table-cell table:style-name="Tableau1.A19" office:value-type="string">
            <text:p text:style-name="P3"><text:span text:style-name="T6">Voyages</text:span></text:p>
          </table:table-cell>
          <table:table-cell table:style-name="Tableau1.B19" office:value-type="string">
            <text:p text:style-name="P3"><text:span text:style-name="T6">Japon, Royaume-Uni, Île de la Réunion, Chine, Australie, Pays-Bas</text:span></text:p>
          </table:table-cell>
        </table:table-row>
        <table:table-row table:style-name="Tableau1.10">
          <table:table-cell table:style-name="Tableau1.A20" office:value-type="string">
            <text:p text:style-name="P3"><text:span text:style-name="T6">Sports</text:span></text:p>
          </table:table-cell>
          <table:table-cell table:style-name="Tableau1.B20" office:value-type="string">
            <text:p text:style-name="P3"><text:span text:style-name="T6">Street-hockey, tir à l’arc, badmint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rko Alexandre</meta:initial-creator>
    <meta:editing-cycles>19</meta:editing-cycles>
    <meta:creation-date>2014-09-03T22:08:00</meta:creation-date>
    <dc:date>2016-03-23T00:17:37.646000000</dc:date>
    <meta:editing-duration>PT50M14S</meta:editing-duration>
    <meta:generator>LibreOffice/5.0.5.2$Windows_x86 LibreOffice_project/55b006a02d247b5f7215fc6ea0fde844b30035b3</meta:generator>
    <meta:document-statistic meta:table-count="1" meta:image-count="0" meta:object-count="0" meta:page-count="1" meta:paragraph-count="42" meta:word-count="287" meta:character-count="1811" meta:non-whitespace-character-count="15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